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cm" svg:stroke-color="#000000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2" style:family="graphic" style:parent-style-name="standard">
      <style:graphic-properties draw:stroke="solid" svg:stroke-width="0cm" svg:stroke-color="#000000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3" style:family="graphic" style:parent-style-name="standard" style:list-style-name="L2">
      <style:graphic-properties draw:stroke="solid" svg:stroke-width="0cm" svg:stroke-color="#000000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4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127cm" fo:padding-right="0.127cm" fo:wrap-option="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10" style:family="graphic" style:parent-style-name="standard" style:list-style-name="L2">
      <style:graphic-properties draw:stroke="solid" svg:stroke-width="0cm" svg:stroke-color="#000000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11" style:family="graphic" style:parent-style-name="objectwithoutfill">
      <style:graphic-properties draw:stroke="solid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8pt"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/>
      <style:text-properties fo:hyphenate="false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8pt" fo:hyphenate="false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style:style style:name="T2" style:family="text">
      <style:text-properties fo:color="#000000" style:text-line-through-style="none" fo:font-family="Helvetica" fo:font-size="7pt" fo:letter-spacing="normal" fo:font-style="normal" style:text-underline-style="none" fo:font-weight="normal" style:font-family-asian="Helvetica" style:font-size-asian="7pt" style:font-style-asian="normal" style:font-weight-asian="normal" style:font-family-complex="Helvetica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Shape 112" draw:style-name="gr1" draw:text-style-name="P3" draw:layer="layout" svg:width="9.76cm" svg:height="5.828cm" draw:transform="skewX (0.0185004900711364) translate (5.4cm 6.6cm)">
          <text:p text:style-name="P1"><text:span text:style-name="T1">Player</text:span></text:p>
          <text:p text:style-name="P2"><text:span text:style-name="T1"/></text:p>
          <text:p text:style-name="P2"><text:span text:style-name="T1">Name:string</text:span></text:p>
          <text:p text:style-name="P2"><text:span text:style-name="T1">WinCount:int</text:span></text:p>
          <text:p text:style-name="P2"><text:span text:style-name="T1">SeedCount:int</text:span></text:p>
          <text:p text:style-name="P2"><text:span text:style-name="T1"/></text:p>
          <text:p text:style-name="P2"><text:span text:style-name="T1">getName()</text:span></text:p>
          <text:p text:style-name="P2"><text:span text:style-name="T1">getSeedCount()</text:span></text:p>
          <text:p text:style-name="P2"><text:span text:style-name="T1">getWinCount()</text:span></text:p>
          <text:p text:style-name="P2"><text:span text:style-name="T1">increaseWinCount()</text:span></text:p>
          <text:p text:style-name="P2"><text:span text:style-name="T1">resetWinCount()</text:span></text:p>
          <draw:enhanced-geometry svg:viewBox="0 0 21600 21600" draw:type="rectangle" draw:enhanced-path="M 0 0 L 21600 0 21600 21600 0 21600 0 0 Z N"/>
        </draw:custom-shape>
        <draw:custom-shape draw:name="Shape 113" draw:style-name="gr2" draw:text-style-name="P4" draw:layer="layout" svg:width="3.663cm" svg:height="0.758cm" svg:x="10.868cm" svg:y="13.974cm">
          <text:p text:style-name="P1"><text:span text:style-name="T1">PlayersHalf</text:span></text:p>
          <draw:enhanced-geometry svg:viewBox="0 0 21600 21600" draw:type="rectangle" draw:enhanced-path="M 0 0 L 21600 0 21600 21600 0 21600 0 0 Z N"/>
        </draw:custom-shape>
        <draw:custom-shape draw:name="Shape 114" draw:style-name="gr2" draw:text-style-name="P4" draw:layer="layout" svg:width="6.074cm" svg:height="4.307cm" svg:x="16.942cm" svg:y="13.304cm">
          <text:p text:style-name="P1"><text:span text:style-name="T1">House</text:span></text:p>
          <text:p text:style-name="P2"><text:span text:style-name="T1"/></text:p>
          <text:p text:style-name="P2"><text:span text:style-name="T1">SeedCount:int</text:span></text:p>
          <text:p text:style-name="P2"><text:span text:style-name="T1"/></text:p>
          <text:p text:style-name="P2"><text:span text:style-name="T1">getSeedCount()</text:span></text:p>
          <text:p text:style-name="P2"><text:span text:style-name="T1">incSeedCount(amount:int</text:span></text:p>
          <text:p text:style-name="P2"><text:span text:style-name="T1">setSeedCount(amount:int)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name="Shape 115" draw:style-name="gr3" draw:text-style-name="P3" draw:layer="layout" svg:width="10.4cm" svg:height="4.603cm" svg:x="5.4cm" svg:y="0.8cm">
          <text:p text:style-name="P1"><text:span text:style-name="T1">MancalaGame</text:span></text:p>
          <text:p text:style-name="P5"><text:span text:style-name="T2"/></text:p>
          <text:p text:style-name="P2"><text:span text:style-name="T1"/></text:p>
          <text:p text:style-name="P2"><text:span text:style-name="T1">playerOnTurn:string</text:span></text:p>
          <text:p text:style-name="P2"><text:span text:style-name="T1"/></text:p>
          <text:p text:style-name="P2"><text:span text:style-name="T1">getPlayerOnTurn()</text:span></text:p>
          <text:p text:style-name="P2"><text:span text:style-name="T1">makeMove(houseIndex)</text:span></text:p>
          <text:p text:style-name="P2"><text:span text:style-name="T1">resetGame ()</text:span></text:p>
          <text:p text:style-name="P2"><text:span text:style-name="T1">switchPlayerOnTurn(player:Player)</text:span></text:p>
          <draw:enhanced-geometry svg:viewBox="0 0 21600 21600" draw:type="rectangle" draw:enhanced-path="M 0 0 L 21600 0 21600 21600 0 21600 0 0 Z N"/>
        </draw:custom-shape>
        <draw:line draw:name="Shape 116" draw:style-name="gr4" draw:text-style-name="P6" draw:layer="layout" svg:x1="10.2cm" svg:y1="6.6cm" svg:x2="10.2cm" svg:y2="5.51cm">
          <text:p/>
        </draw:line>
        <draw:custom-shape draw:name="Shape 119" draw:style-name="gr5" draw:text-style-name="P7" draw:layer="layout" svg:width="0.493cm" svg:height="0.758cm" svg:x="10.307cm" svg:y="5.51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0" draw:style-name="gr6" draw:text-style-name="P7" draw:layer="layout" svg:width="0.493cm" svg:height="0.758cm" svg:x="10.307cm" svg:y="5.947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line draw:name="Shape 121" draw:style-name="gr4" draw:text-style-name="P6" draw:layer="layout" svg:x1="12.7cm" svg:y1="13.959cm" svg:x2="12.7cm" svg:y2="12.428cm">
          <text:p/>
        </draw:line>
        <draw:custom-shape draw:name="Shape 122" draw:style-name="gr7" draw:text-style-name="P7" draw:layer="layout" svg:width="0.493cm" svg:height="0.758cm" svg:x="12.822cm" svg:y="13.2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3" draw:style-name="gr8" draw:text-style-name="P7" draw:layer="layout" svg:width="0.493cm" svg:height="0.758cm" svg:x="12.822cm" svg:y="12.4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line draw:name="Shape 124" draw:style-name="gr4" draw:text-style-name="P6" draw:layer="layout" svg:x1="16.957cm" svg:y1="14.361cm" svg:x2="14.534cm" svg:y2="14.361cm">
          <text:p/>
        </draw:line>
        <draw:custom-shape draw:name="Shape 125" draw:style-name="gr9" draw:text-style-name="P4" draw:layer="layout" svg:width="0.493cm" svg:height="0.758cm" svg:x="14.58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6" draw:style-name="gr9" draw:text-style-name="P4" draw:layer="layout" svg:width="0.493cm" svg:height="0.758cm" svg:x="16.385cm" svg:y="14.323cm">
          <text:p text:style-name="P5"><text:span text:style-name="T1">6</text:span></text:p>
          <draw:enhanced-geometry svg:viewBox="0 0 21600 21600" draw:type="rectangle" draw:enhanced-path="M 0 0 L 21600 0 21600 21600 0 21600 0 0 Z N"/>
        </draw:custom-shape>
        <draw:line draw:name="Shape 127" draw:style-name="gr4" draw:text-style-name="P6" draw:layer="layout" svg:x1="23.016cm" svg:y1="14cm" svg:x2="16.939cm" svg:y2="14cm">
          <text:p/>
        </draw:line>
        <draw:line draw:name="Shape 128" draw:style-name="gr4" draw:text-style-name="P6" draw:layer="layout" svg:x1="10.887cm" svg:y1="14.361cm" svg:x2="8.465cm" svg:y2="14.361cm">
          <text:p/>
        </draw:line>
        <draw:custom-shape draw:name="Shape 129" draw:style-name="gr9" draw:text-style-name="P4" draw:layer="layout" svg:width="0.493cm" svg:height="0.758cm" svg:x="8.51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30" draw:style-name="gr9" draw:text-style-name="P4" draw:layer="layout" svg:width="0.493cm" svg:height="0.758cm" svg:x="10.31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31" draw:style-name="gr10" draw:text-style-name="P3" draw:layer="layout" svg:width="6.074cm" svg:height="4.307cm" svg:x="2.383cm" svg:y="13.304cm">
          <text:p text:style-name="P1"><text:span text:style-name="T1">Kalaha</text:span></text:p>
          <text:p text:style-name="P2"><text:span text:style-name="T1"/></text:p>
          <text:p text:style-name="P2"><text:span text:style-name="T1">SeedCount:int</text:span></text:p>
          <text:p text:style-name="P2"><text:span text:style-name="T1"/></text:p>
          <text:p text:style-name="P2"><text:span text:style-name="T1">getSeedCount()</text:span></text:p>
          <text:p text:style-name="P2"><text:span text:style-name="T1">incSeedCount(amount:int)</text:span></text:p>
          <text:p text:style-name="P2"><text:span text:style-name="T1">setSeedCount(amount:int)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name="Shape 132" draw:style-name="gr4" draw:text-style-name="P6" draw:layer="layout" svg:x1="8.46cm" svg:y1="14cm" svg:x2="2.383cm" svg:y2="14cm">
          <text:p/>
        </draw:line>
        <draw:line draw:style-name="gr11" draw:text-style-name="P8" draw:layer="layout" svg:x1="16.878cm" svg:y1="15.081cm" svg:x2="22.952cm" svg:y2="15.081cm">
          <text:p/>
        </draw:line>
        <draw:line draw:style-name="gr11" draw:text-style-name="P8" draw:layer="layout" svg:x1="2.383cm" svg:y1="15.081cm" svg:x2="8.457cm" svg:y2="15.081cm">
          <text:p/>
        </draw:line>
        <draw:line draw:style-name="gr11" draw:text-style-name="P8" draw:layer="layout" svg:x1="5.4cm" svg:y1="1.8cm" svg:x2="15.8cm" svg:y2="1.8cm">
          <text:p/>
        </draw:line>
        <draw:line draw:style-name="gr11" draw:text-style-name="P8" draw:layer="layout" svg:x1="5.4cm" svg:y1="3cm" svg:x2="15.8cm" svg:y2="3cm">
          <text:p/>
        </draw:line>
        <draw:line draw:style-name="gr11" draw:text-style-name="P8" draw:layer="layout" svg:x1="5.4cm" svg:y1="7.4cm" svg:x2="15.071cm" svg:y2="7.4cm">
          <text:p/>
        </draw:line>
        <draw:line draw:style-name="gr11" draw:text-style-name="P8" draw:layer="layout" svg:x1="5.4cm" svg:y1="9.6cm" svg:x2="15.071cm" svg:y2="9.6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Calibri" style:font-size-asian="32pt" style:font-style-asian="normal" style:font-weight-asian="normal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Calibri" style:font-size-asian="18pt" style:font-style-asian="normal" style:font-weight-asian="normal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.035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.035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47cm" fo:margin-bottom="0cm" fo:line-height="100%" fo:text-align="start" fo:text-indent="0cm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Calibri" style:font-size-asian="44pt" style:font-style-asian="normal" style:font-weight-asian="normal" style:font-family-complex="Calibri" style:font-size-complex="44pt" style:font-style-complex="normal" style:font-weight-complex="normal"/>
    </style:style>
    <style:style style:name="MT3" style:family="text">
      <style:text-properties fo:color="#888888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MT4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Shape 1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text</text:span></text:p>
        </draw:text-box>
      </draw:frame>
      <draw:frame draw:name="Shape 12" presentation:style-name="Mpr2" draw:text-style-name="MP4" draw:layer="backgroundobjects" svg:width="17.779cm" svg:height="4.867cm" svg:x="3.81cm" svg:y="10.795cm" presentation:class="outline" presentation:user-transformed="true">
        <draw:text-box>
          <text:list text:style-name="ML3">
            <text:list-item>
              <text:p><text:span text:style-name="MT3">Klicken Sie, um die Formate des Gliederungstextes zu bearbeiten</text:span></text:p>
              <text:list>
                <text:list-item>
                  <text:p><text:span text:style-name="MT3">Zweite Gliederungsebene</text:span></text:p>
                  <text:list>
                    <text:list-item>
                      <text:p><text:span text:style-name="MT3">Dritte Gliederungsebene</text:span></text:p>
                      <text:list>
                        <text:list-item>
                          <text:p><text:span text:style-name="MT3">Vierte Gliederungsebene</text:span></text:p>
                          <text:list>
                            <text:list-item>
                              <text:p><text:span text:style-name="MT3">Fünfte Gliederungsebene</text:span></text:p>
                              <text:list>
                                <text:list-item>
                                  <text:p><text:span text:style-name="MT3">Sechste Gliederungsebene</text:span></text:p>
                                  <text:list>
                                    <text:list-item>
                                      <text:p><text:span text:style-name="MT3">Siebente Gliederungsebene</text:span></text:p>
                                      <text:list>
                                        <text:list-item>
                                          <text:p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eunte GliederungsebeneTextebene 1</text:span></text:p>
          <text:p><text:span text:style-name="MT3">Textebene 2</text:span></text:p>
          <text:p><text:span text:style-name="MT3">Textebene 3</text:span></text:p>
          <text:p><text:span text:style-name="MT3">Textebene 4</text:span></text:p>
          <text:p><text:span text:style-name="MT3">Textebene 5</text:span></text:p>
        </draw:text-box>
      </draw:frame>
      <draw:frame draw:name="Shape 13" presentation:style-name="Mpr3" draw:text-style-name="MP7" draw:layer="backgroundobjects" svg:width="0.732cm" svg:height="0.747cm" svg:x="23.397cm" svg:y="17.79cm" presentation:class="page-number" presentation:user-transformed="true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Unix OpenOffice.org_project/412m3$Build-9782</meta:generator>
    <meta:editing-duration>P0D</meta:editing-duration>
    <meta:editing-cycles>1</meta:editing-cycles>
    <meta:creation-date>2016-06-10T15:26:10</meta:creation-date>
    <meta:document-statistic meta:object-count="46"/>
  </office:meta>
</office:document-meta>
</file>